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9.99mm" svg:height="89.99mm" svg:x="994.43mm" svg:y="28.09mm">
            <loext:p draw:notify-on-update-of-ranges="Sheet1.AM7:Sheet1.AM7 Sheet1.AM8:Sheet1.AM14 Sheet1.AN7:Sheet1.AN7 Sheet1.AN8:Sheet1.AN14 Sheet1.AO7:Sheet1.AO7 Sheet1.AO8:Sheet1.AO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 GW, 1 End device (5,5),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End device</text:p>
          </table:table-cell>
          <table:table-cell table:number-columns-repeated="6"/>
          <table:table-cell office:value-type="string" calcext:value-type="string">
            <text:p>Network Server</text:p>
          </table:table-cell>
          <table:table-cell table:number-columns-repeated="11"/>
          <table:table-cell office:value-type="string" calcext:value-type="string">
            <text:p>Net Device</text:p>
          </table:table-cell>
          <table:table-cell table:number-columns-repeated="8"/>
          <table:table-cell office:value-type="string" calcext:value-type="string">
            <text:p>(packets)</text:p>
          </table:table-cell>
          <table:table-cell table:number-columns-repeated="6"/>
          <table:table-cell office:value-type="string" calcext:value-type="string">
            <text:p>Note: RX_DL is not a hard metric, discuss with Stephen. Neither is TX_DC, as those packets that fail to be sent in one ping slot will be sent in a later on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/>
          <table:table-cell office:value-type="string" calcext:value-type="string">
            <text:p>Total beacons received</text:p>
          </table:table-cell>
          <table:table-cell office:value-type="string" calcext:value-type="string">
            <text:p>Total beacons sent</text:p>
          </table:table-cell>
          <table:table-cell office:value-type="string" calcext:value-type="string">
            <text:p>Average % of beacons received</text:p>
          </table:table-cell>
          <table:table-cell office:value-type="string" calcext:value-type="string">
            <text:p>Total throughput (B)</text:p>
          </table:table-cell>
          <table:table-cell office:value-type="string" calcext:value-type="string">
            <text:p>Total attempted throughput (B)</text:p>
          </table:table-cell>
          <table:table-cell office:value-type="string" calcext:value-type="string">
            <text:p>Total % successful throughput (B)</text:p>
          </table:table-cell>
          <table:table-cell office:value-type="string" calcext:value-type="string">
            <text:p>Total throughput (A)</text:p>
          </table:table-cell>
          <table:table-cell office:value-type="string" calcext:value-type="string">
            <text:p>Total attempted throughput (A)</text:p>
          </table:table-cell>
          <table:table-cell office:value-type="string" calcext:value-type="string">
            <text:p>Total % successful throughput (A)</text:p>
          </table:table-cell>
          <table:table-cell office:value-type="string" calcext:value-type="string">
            <text:p>Total number of failed packets</text:p>
          </table:table-cell>
          <table:table-cell office:value-type="string" calcext:value-type="string">
            <text:p>Total number of fail-to-send packe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[.F4]" office:value-type="float" office:value="667" calcext:value-type="float">
            <text:p>667</text:p>
          </table:table-cell>
          <table:table-cell table:formula="of:=[.O4]" office:value-type="float" office:value="674" calcext:value-type="float">
            <text:p>674</text:p>
          </table:table-cell>
          <table:table-cell table:formula="of:=[.Z4]/([.AA4]*[.J1])*100" office:value-type="float" office:value="98.9614243323442" calcext:value-type="float">
            <text:p>98.9614243323</text:p>
          </table:table-cell>
          <table:table-cell table:formula="of:=[.E4]" office:value-type="float" office:value="95" calcext:value-type="float">
            <text:p>95</text:p>
          </table:table-cell>
          <table:table-cell table:formula="of:=[.Q4]" office:value-type="float" office:value="96" calcext:value-type="float">
            <text:p>96</text:p>
          </table:table-cell>
          <table:table-cell table:formula="of:=[.AC4]/[.AD4]*100" office:value-type="float" office:value="98.9583333333333" calcext:value-type="float">
            <text:p>98.9583333333</text:p>
          </table:table-cell>
          <table:table-cell table:formula="of:=[.R4]" office:value-type="float" office:value="94" calcext:value-type="float">
            <text:p>94</text:p>
          </table:table-cell>
          <table:table-cell table:formula="of:=[.B4]" office:value-type="float" office:value="96" calcext:value-type="float">
            <text:p>96</text:p>
          </table:table-cell>
          <table:table-cell table:formula="of:=[.AF4]/[.AG4]*100" office:value-type="float" office:value="97.9166666666667" calcext:value-type="float">
            <text:p>97.9166666667</text:p>
          </table:table-cell>
          <table:table-cell table:style-name="ce1" table:formula="of:=([.AG4]-[.AF4]) + ([.AD4]-[.AC4]) + ([.AA4]-[.Z4])" office:value-type="float" office:value="10" calcext:value-type="float">
            <text:p>10</text:p>
          </table:table-cell>
          <table:table-cell table:formula="of:=[.W4]+[.X4]+[.V4]+[.U4]+[.U5]+[.V5]+[.W5]+[.X5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GW, 2 End device (5,5), (-5,-5),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4"/>
          <table:table-cell office:value-type="string" calcext:value-type="string">
            <text:p># nod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8:.F9])" office:value-type="float" office:value="1337" calcext:value-type="float">
            <text:p>1337</text:p>
          </table:table-cell>
          <table:table-cell table:formula="of:=[.O8]" office:value-type="float" office:value="674" calcext:value-type="float">
            <text:p>674</text:p>
          </table:table-cell>
          <table:table-cell table:formula="of:=[.Z8]/([.AA8]*[.J6])*100" office:value-type="float" office:value="99.1839762611276" calcext:value-type="float">
            <text:p>99.1839762611</text:p>
          </table:table-cell>
          <table:table-cell table:formula="of:=SUM([.E8:.E9])" office:value-type="float" office:value="183" calcext:value-type="float">
            <text:p>183</text:p>
          </table:table-cell>
          <table:table-cell table:formula="of:=SUM([.Q8:.Q9])" office:value-type="float" office:value="192" calcext:value-type="float">
            <text:p>192</text:p>
          </table:table-cell>
          <table:table-cell table:formula="of:=[.AC8]/[.AD8]*100" office:value-type="float" office:value="95.3125" calcext:value-type="float">
            <text:p>95.3125</text:p>
          </table:table-cell>
          <table:table-cell table:formula="of:=SUM([.R8:.R9])" office:value-type="float" office:value="189" calcext:value-type="float">
            <text:p>189</text:p>
          </table:table-cell>
          <table:table-cell table:formula="of:=SUM([.B8:.B9])" office:value-type="float" office:value="192" calcext:value-type="float">
            <text:p>192</text:p>
          </table:table-cell>
          <table:table-cell table:formula="of:=[.AF8]/[.AG8]*100" office:value-type="float" office:value="98.4375" calcext:value-type="float">
            <text:p>98.4375</text:p>
          </table:table-cell>
          <table:table-cell table:style-name="ce1" table:formula="of:=([.AG8]-[.AF8]) + ([.AD8]-[.AC8]) + (([.AA8]*[.J6])-[.Z8])" office:value-type="float" office:value="23" calcext:value-type="float">
            <text:p>23</text:p>
          </table:table-cell>
          <table:table-cell table:formula="of:=SUM([.U8:.X10])" office:value-type="float" office:value="374" calcext:value-type="float">
            <text:p>3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7.9166666666667" calcext:value-type="float">
            <text:p>97.9166666667</text:p>
          </table:table-cell>
          <table:table-cell office:value-type="float" office:value="98.9583333333333" calcext:value-type="float">
            <text:p>98.958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95.3125" calcext:value-type="float">
            <text:p>95.3125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98.6979166666667" calcext:value-type="float">
            <text:p>98.6979166667</text:p>
          </table:table-cell>
          <table:table-cell office:value-type="float" office:value="97.9166666666667" calcext:value-type="float">
            <text:p>97.9166666667</text:p>
          </table:table-cell>
        </table:table-row>
        <table:table-row table:style-name="ro1">
          <table:table-cell office:value-type="string" calcext:value-type="string">
            <text:p>1 GW, 4 End device (5,5), (-5,-5), (5,-5), (-5,5)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97.5260416666667" calcext:value-type="float">
            <text:p>97.5260416667</text:p>
          </table:table-cell>
          <table:table-cell office:value-type="float" office:value="97.9166666666667" calcext:value-type="float">
            <text:p>97.916666666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95.3776041666667" calcext:value-type="float">
            <text:p>95.3776041667</text:p>
          </table:table-cell>
          <table:table-cell office:value-type="float" office:value="94.4625407166124" calcext:value-type="float">
            <text:p>94.4625407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13:.F16])" office:value-type="float" office:value="2684" calcext:value-type="float">
            <text:p>2684</text:p>
          </table:table-cell>
          <table:table-cell table:formula="of:=[.O13]" office:value-type="float" office:value="674" calcext:value-type="float">
            <text:p>674</text:p>
          </table:table-cell>
          <table:table-cell table:formula="of:=[.Z13]/([.AA13]*[.J11])*100" office:value-type="float" office:value="99.5548961424332" calcext:value-type="float">
            <text:p>99.5548961424</text:p>
          </table:table-cell>
          <table:table-cell table:formula="of:=SUM([.E13:.E16])" office:value-type="float" office:value="376" calcext:value-type="float">
            <text:p>376</text:p>
          </table:table-cell>
          <table:table-cell table:formula="of:=SUM([.Q13:.Q16])" office:value-type="float" office:value="384" calcext:value-type="float">
            <text:p>384</text:p>
          </table:table-cell>
          <table:table-cell table:formula="of:=[.AC13]/[.AD13]*100" office:value-type="float" office:value="97.9166666666667" calcext:value-type="float">
            <text:p>97.9166666667</text:p>
          </table:table-cell>
          <table:table-cell table:formula="of:=SUM([.R13:.R16])" office:value-type="float" office:value="379" calcext:value-type="float">
            <text:p>379</text:p>
          </table:table-cell>
          <table:table-cell table:formula="of:=SUM([.B13:.B16])" office:value-type="float" office:value="384" calcext:value-type="float">
            <text:p>384</text:p>
          </table:table-cell>
          <table:table-cell table:formula="of:=[.AF13]/[.AG13]*100" office:value-type="float" office:value="98.6979166666667" calcext:value-type="float">
            <text:p>98.6979166667</text:p>
          </table:table-cell>
          <table:table-cell table:style-name="ce1" table:formula="of:=([.AG13]-[.AF13]) + ([.AD13]-[.AC13]) + (([.AA13]*[.J11])-[.Z13])" office:value-type="float" office:value="25" calcext:value-type="float">
            <text:p>25</text:p>
          </table:table-cell>
          <table:table-cell table:formula="of:=SUM([.U13:.X17])" office:value-type="float" office:value="1080" calcext:value-type="float">
            <text:p>108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3.4895833333333" calcext:value-type="float">
            <text:p>93.4895833333</text:p>
          </table:table-cell>
          <table:table-cell office:value-type="float" office:value="91.0126994464344" calcext:value-type="float">
            <text:p>91.0126994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64" calcext:value-type="float">
            <text:p>64</text:p>
          </table:table-cell>
          <table:table-cell office:value-type="float" office:value="88.3626302083333" calcext:value-type="float">
            <text:p>88.3626302083</text:p>
          </table:table-cell>
          <table:table-cell office:value-type="float" office:value="84.7794237343318" calcext:value-type="float">
            <text:p>84.7794237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GW, 8 End device (5,5), (-5,-5), (5,-5), (-5,5).. with 10,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20:.F27])" office:value-type="float" office:value="5376" calcext:value-type="float">
            <text:p>5376</text:p>
          </table:table-cell>
          <table:table-cell table:formula="of:=[.O20]" office:value-type="float" office:value="674" calcext:value-type="float">
            <text:p>674</text:p>
          </table:table-cell>
          <table:table-cell table:formula="of:=[.Z20]/([.AA20]*[.J18])*100" office:value-type="float" office:value="99.7032640949555" calcext:value-type="float">
            <text:p>99.703264095</text:p>
          </table:table-cell>
          <table:table-cell table:formula="of:=SUM([.E20:.E27])" office:value-type="float" office:value="752" calcext:value-type="float">
            <text:p>752</text:p>
          </table:table-cell>
          <table:table-cell table:formula="of:=SUM([.Q20:.Q27])" office:value-type="float" office:value="768" calcext:value-type="float">
            <text:p>768</text:p>
          </table:table-cell>
          <table:table-cell table:formula="of:=[.AC20]/[.AD20]*100" office:value-type="float" office:value="97.9166666666667" calcext:value-type="float">
            <text:p>97.9166666667</text:p>
          </table:table-cell>
          <table:table-cell table:formula="of:=SUM([.R20:.R27])" office:value-type="float" office:value="749" calcext:value-type="float">
            <text:p>749</text:p>
          </table:table-cell>
          <table:table-cell table:formula="of:=SUM([.B20:.B27])" office:value-type="float" office:value="768" calcext:value-type="float">
            <text:p>768</text:p>
          </table:table-cell>
          <table:table-cell table:formula="of:=[.AF20]/[.AG20]*100" office:value-type="float" office:value="97.5260416666667" calcext:value-type="float">
            <text:p>97.5260416667</text:p>
          </table:table-cell>
          <table:table-cell table:style-name="ce1" table:formula="of:=([.AG20]-[.AF20]) + ([.AD20]-[.AC20]) + (([.AA20]*[.J18])-[.Z20])" office:value-type="float" office:value="51" calcext:value-type="float">
            <text:p>51</text:p>
          </table:table-cell>
          <table:table-cell table:formula="of:=SUM([.U20:.X28])" office:value-type="float" office:value="1527" calcext:value-type="float">
            <text:p>15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 calcext:value-type="string">
            <text:p>1 GW, 16 End device (5,5), (-5,-5), (5,-5), (-5,5).. with 10, 15, 20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33:.F48])" office:value-type="float" office:value="10717" calcext:value-type="float">
            <text:p>10717</text:p>
          </table:table-cell>
          <table:table-cell table:formula="of:=[.O33]" office:value-type="float" office:value="674" calcext:value-type="float">
            <text:p>674</text:p>
          </table:table-cell>
          <table:table-cell table:formula="of:=[.Z33]/([.AA33]*[.J31])*100" office:value-type="float" office:value="99.3787091988131" calcext:value-type="float">
            <text:p>99.3787091988</text:p>
          </table:table-cell>
          <table:table-cell table:formula="of:=SUM([.E33:.E48])" office:value-type="float" office:value="1450" calcext:value-type="float">
            <text:p>1450</text:p>
          </table:table-cell>
          <table:table-cell table:formula="of:=SUM([.Q33:.Q48])" office:value-type="float" office:value="1535" calcext:value-type="float">
            <text:p>1535</text:p>
          </table:table-cell>
          <table:table-cell table:formula="of:=[.AC33]/[.AD33]*100" office:value-type="float" office:value="94.4625407166124" calcext:value-type="float">
            <text:p>94.4625407166</text:p>
          </table:table-cell>
          <table:table-cell table:formula="of:=SUM([.R33:.R48])" office:value-type="float" office:value="1465" calcext:value-type="float">
            <text:p>1465</text:p>
          </table:table-cell>
          <table:table-cell table:formula="of:=SUM([.B33:.B48])" office:value-type="float" office:value="1536" calcext:value-type="float">
            <text:p>1536</text:p>
          </table:table-cell>
          <table:table-cell table:formula="of:=[.AF33]/[.AG33]*100" office:value-type="float" office:value="95.3776041666667" calcext:value-type="float">
            <text:p>95.3776041667</text:p>
          </table:table-cell>
          <table:table-cell table:style-name="ce1" table:formula="of:=([.AG33]-[.AF33]) + ([.AD33]-[.AC33]) + (([.AA33]*[.J31])-[.Z33])" office:value-type="float" office:value="223" calcext:value-type="float">
            <text:p>223</text:p>
          </table:table-cell>
          <table:table-cell table:formula="of:=SUM([.U33:.X50])" office:value-type="float" office:value="2389" calcext:value-type="float">
            <text:p>23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 calcext:value-type="string">
            <text:p>1 GW, 32 End device (5,5), (-5,-5), (5,-5), (-5,5).. with 10, 15, 20, ... 40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8" calcext:value-type="float">
            <text:p>37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53:.F84])" office:value-type="float" office:value="21482" calcext:value-type="float">
            <text:p>21482</text:p>
          </table:table-cell>
          <table:table-cell table:formula="of:=[.O53]" office:value-type="float" office:value="674" calcext:value-type="float">
            <text:p>674</text:p>
          </table:table-cell>
          <table:table-cell table:formula="of:=[.Z53]/([.AA53]*[.J51])*100" office:value-type="float" office:value="99.6012611275964" calcext:value-type="float">
            <text:p>99.6012611276</text:p>
          </table:table-cell>
          <table:table-cell table:formula="of:=SUM([.E53:.E84])" office:value-type="float" office:value="2795" calcext:value-type="float">
            <text:p>2795</text:p>
          </table:table-cell>
          <table:table-cell table:formula="of:=SUM([.Q53:.Q84])" office:value-type="float" office:value="3071" calcext:value-type="float">
            <text:p>3071</text:p>
          </table:table-cell>
          <table:table-cell table:formula="of:=[.AC53]/[.AD53]*100" office:value-type="float" office:value="91.0126994464344" calcext:value-type="float">
            <text:p>91.0126994464</text:p>
          </table:table-cell>
          <table:table-cell table:formula="of:=SUM([.R53:.R84])" office:value-type="float" office:value="2872" calcext:value-type="float">
            <text:p>2872</text:p>
          </table:table-cell>
          <table:table-cell table:formula="of:=SUM([.B53:.B84])" office:value-type="float" office:value="3072" calcext:value-type="float">
            <text:p>3072</text:p>
          </table:table-cell>
          <table:table-cell table:formula="of:=[.AF53]/[.AG53]*100" office:value-type="float" office:value="93.4895833333333" calcext:value-type="float">
            <text:p>93.4895833333</text:p>
          </table:table-cell>
          <table:table-cell table:style-name="ce1" table:formula="of:=([.AG53]-[.AF53]) + ([.AD53]-[.AC53]) + (([.AA53]*[.J51])-[.Z53])" office:value-type="float" office:value="562" calcext:value-type="float">
            <text:p>562</text:p>
          </table:table-cell>
          <table:table-cell table:formula="of:=SUM([.U53:.X85])" office:value-type="float" office:value="4047" calcext:value-type="float">
            <text:p>40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GW, 64 End device (5,5), (-5,-5), (5,-5), (-5,5).. with 10, 15, 20, ... 80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40" calcext:value-type="float">
            <text:p>67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88:.F151])" office:value-type="float" office:value="42984" calcext:value-type="float">
            <text:p>42984</text:p>
          </table:table-cell>
          <table:table-cell table:formula="of:=[.O88]" office:value-type="float" office:value="674" calcext:value-type="float">
            <text:p>674</text:p>
          </table:table-cell>
          <table:table-cell table:formula="of:=[.Z88]/([.AA88]*[.J86])*100" office:value-type="float" office:value="99.6476261127597" calcext:value-type="float">
            <text:p>99.6476261128</text:p>
          </table:table-cell>
          <table:table-cell table:formula="of:=SUM([.E88:.E151])" office:value-type="float" office:value="5208" calcext:value-type="float">
            <text:p>5208</text:p>
          </table:table-cell>
          <table:table-cell table:formula="of:=SUM([.Q88:.Q151])" office:value-type="float" office:value="6143" calcext:value-type="float">
            <text:p>6143</text:p>
          </table:table-cell>
          <table:table-cell table:formula="of:=[.AC88]/[.AD88]*100" office:value-type="float" office:value="84.7794237343318" calcext:value-type="float">
            <text:p>84.7794237343</text:p>
          </table:table-cell>
          <table:table-cell table:formula="of:=SUM([.R88:.R151])" office:value-type="float" office:value="5429" calcext:value-type="float">
            <text:p>5429</text:p>
          </table:table-cell>
          <table:table-cell table:formula="of:=SUM([.B88:.B151])" office:value-type="float" office:value="6144" calcext:value-type="float">
            <text:p>6144</text:p>
          </table:table-cell>
          <table:table-cell table:formula="of:=[.AF88]/[.AG88]*100" office:value-type="float" office:value="88.3626302083333" calcext:value-type="float">
            <text:p>88.3626302083</text:p>
          </table:table-cell>
          <table:table-cell table:style-name="ce1" table:formula="of:=([.AG88]-[.AF88]) + ([.AD88]-[.AC88]) + (([.AA88]*[.J86])-[.Z88])" office:value-type="float" office:value="1802" calcext:value-type="float">
            <text:p>1802</text:p>
          </table:table-cell>
          <table:table-cell table:formula="of:=SUM([.U88:.X152])" office:value-type="float" office:value="7366" calcext:value-type="float">
            <text:p>73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H33:Sheet1.R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45:37.158640554</meta:creation-date>
    <meta:generator>LibreOffice/5.1.6.2$Linux_X86_64 LibreOffice_project/10m0$Build-2</meta:generator>
    <dc:date>2018-04-04T16:02:50.412328210</dc:date>
    <meta:editing-duration>PT4H45M48S</meta:editing-duration>
    <meta:editing-cycles>4</meta:editing-cycles>
    <meta:document-statistic meta:table-count="1" meta:cell-count="3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4cm" svg:y="0.316cm" chart:style-name="ch2">
          <text:p>Nodes vs % successful throughput</text:p>
        </chart:title>
        <chart:legend chart:legend-position="end" svg:x="14.418cm" svg:y="3.952cm" style:legend-expansion="high" chart:style-name="ch3"/>
        <chart:plot-area chart:style-name="ch4" table:cell-range-address="Sheet1.AM7:Sheet1.AO14" chart:data-source-has-labels="both" svg:x="1.331cm" svg:y="1.275cm" svg:width="12.767cm" svg:height="6.564cm">
          <chartooo:coordinate-region svg:x="1.952cm" svg:y="1.474cm" svg:width="11.774cm" svg:height="5.718cm"/>
          <chart:axis chart:dimension="x" chart:name="primary-x" chart:style-name="ch5" chartooo:axis-type="auto">
            <chartooo:date-scale/>
            <chart:title svg:x="7.075cm" svg:y="8.019cm" chart:style-name="ch6">
              <text:p># nodes</text:p>
            </chart:title>
            <chart:categories table:cell-range-address="Sheet1.AM8:Sheet1.AM14"/>
          </chart:axis>
          <chart:axis chart:dimension="y" chart:name="primary-y" chart:style-name="ch5">
            <chart:title svg:x="0.451cm" svg:y="6.374cm" chart:style-name="ch7">
              <text:p>% successful throughput</text:p>
            </chart:title>
            <chart:grid chart:style-name="ch8" chart:class="major"/>
          </chart:axis>
          <chart:series chart:style-name="ch9" chart:values-cell-range-address="Sheet1.AN8:Sheet1.AN14" chart:label-cell-address="Sheet1.AN7:Sheet1.AN7" chart:class="chart:line">
            <chart:data-point chart:repeated="7"/>
          </chart:series>
          <chart:series chart:style-name="ch10" chart:values-cell-range-address="Sheet1.AO8:Sheet1.AO14" chart:label-cell-address="Sheet1.AO7:Sheet1.AO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N7:Sheet1.AN7</svg:desc>
                </draw:g>
              </table:table-cell>
              <table:table-cell office:value-type="string">
                <text:p>B</text:p>
                <draw:g>
                  <svg:desc>Sheet1.AO7:Sheet1.AO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M8:Sheet1.AM14</svg:desc>
                </draw:g>
              </table:table-cell>
              <table:table-cell office:value-type="float" office:value="97.9166666666667">
                <text:p>97.9166666666667</text:p>
                <draw:g>
                  <svg:desc>Sheet1.AN8:Sheet1.AN14</svg:desc>
                </draw:g>
              </table:table-cell>
              <table:table-cell office:value-type="float" office:value="98.9583333333333">
                <text:p>98.9583333333333</text:p>
                <draw:g>
                  <svg:desc>Sheet1.AO8:Sheet1.AO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8.4375">
                <text:p>98.4375</text:p>
              </table:table-cell>
              <table:table-cell office:value-type="float" office:value="95.3125">
                <text:p>95.3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8.6979166666667">
                <text:p>98.6979166666667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.5260416666667">
                <text:p>97.5260416666667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5.3776041666667">
                <text:p>95.3776041666667</text:p>
              </table:table-cell>
              <table:table-cell office:value-type="float" office:value="94.4625407166124">
                <text:p>94.46254071661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3.4895833333333">
                <text:p>93.4895833333333</text:p>
              </table:table-cell>
              <table:table-cell office:value-type="float" office:value="91.0126994464344">
                <text:p>91.01269944643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8.3626302083333">
                <text:p>88.3626302083333</text:p>
              </table:table-cell>
              <table:table-cell office:value-type="float" office:value="84.7794237343318">
                <text:p>84.7794237343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